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06779" officeooo:paragraph-rsid="00106779" style:font-weight-asian="bold" style:font-weight-complex="bold"/>
    </style:style>
    <style:style style:name="P3" style:family="paragraph" style:parent-style-name="Standard">
      <style:text-properties fo:font-weight="bold" officeooo:rsid="00106779" officeooo:paragraph-rsid="00106779" style:font-weight-asian="bold" style:font-weight-complex="bold"/>
    </style:style>
    <style:style style:name="P4" style:family="paragraph" style:parent-style-name="Standard">
      <style:text-properties officeooo:paragraph-rsid="00106779"/>
    </style:style>
    <style:style style:name="P5" style:family="paragraph" style:parent-style-name="Standard">
      <style:text-properties fo:font-weight="normal" officeooo:rsid="00106779" officeooo:paragraph-rsid="00106779" style:font-weight-asian="normal" style:font-weight-complex="normal"/>
    </style:style>
    <style:style style:name="P6" style:family="paragraph" style:parent-style-name="Standard">
      <style:text-properties officeooo:rsid="00106779" officeooo:paragraph-rsid="00106779"/>
    </style:style>
    <style:style style:name="P7" style:family="paragraph" style:parent-style-name="Standard">
      <style:text-properties fo:font-weight="normal" officeooo:rsid="00106779" officeooo:paragraph-rsid="00106779" style:font-weight-asian="normal" style:font-weight-complex="normal"/>
    </style:style>
    <style:style style:name="P8" style:family="paragraph" style:parent-style-name="Standard">
      <style:text-properties fo:font-weight="normal" officeooo:rsid="00106779" officeooo:paragraph-rsid="00141597" style:font-weight-asian="normal" style:font-weight-complex="normal"/>
    </style:style>
    <style:style style:name="T1" style:family="text">
      <style:text-properties officeooo:rsid="00106779"/>
    </style:style>
    <style:style style:name="T2" style:family="text">
      <style:text-properties officeooo:rsid="00141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/>
      <text:p text:style-name="P1">Experiment No: 0<text:span text:style-name="T2">3</text:span></text:p>
      <text:p text:style-name="P1">Experiment Name: <text:span text:style-name="T2">Recursive Descend Parser</text:span></text:p>
      <text:p text:style-name="P1">Date: <text:span text:style-name="T1">1</text:span><text:span text:style-name="T2">3</text:span><text:span text:style-name="T1">/10/2022</text:span></text:p>
      <text:p text:style-name="P1">Author: Melvin Thomas</text:p>
      <text:p text:style-name="Standard"/>
      <text:p text:style-name="Standard">*/</text:p>
      <text:p text:style-name="Standard"/>
      <text:p text:style-name="P6">PROGRAM</text:p>
      <text:p text:style-name="P4">---------------------</text:p>
      <text:p text:style-name="P4"/>
      <text:p text:style-name="P4"/>
      <text:p text:style-name="Standard">#include&lt;stdio.h&gt;</text:p>
      <text:p text:style-name="Standard">#include&lt;string.h&gt;</text:p>
      <text:p text:style-name="Standard">#include&lt;ctype.h&gt;</text:p>
      <text:p text:style-name="Standard"/>
      <text:p text:style-name="Standard">char input[10];</text:p>
      <text:p text:style-name="Standard">int i, error;</text:p>
      <text:p text:style-name="Standard"/>
      <text:p text:style-name="Standard">void E() {</text:p>
      <text:p text:style-name="Standard"><text:s text:c="2"/>T();</text:p>
      <text:p text:style-name="Standard"><text:s text:c="2"/>Eprime();</text:p>
      <text:p text:style-name="Standard">}</text:p>
      <text:p text:style-name="Standard">void Eprime() {</text:p>
      <text:p text:style-name="Standard"><text:s text:c="2"/>if (input[i] == '+') {</text:p>
      <text:p text:style-name="Standard"><text:s text:c="4"/>i++;</text:p>
      <text:p text:style-name="Standard"><text:s text:c="4"/>T();</text:p>
      <text:p text:style-name="Standard"><text:s text:c="4"/>Eprime();</text:p>
      <text:p text:style-name="Standard"><text:s text:c="2"/>}</text:p>
      <text:p text:style-name="Standard">}</text:p>
      <text:p text:style-name="Standard">void T() {</text:p>
      <text:p text:style-name="Standard"><text:s text:c="2"/>F();</text:p>
      <text:p text:style-name="Standard"><text:s text:c="2"/>Tprime();</text:p>
      <text:p text:style-name="Standard">}</text:p>
      <text:p text:style-name="Standard">void Tprime() {</text:p>
      <text:p text:style-name="Standard"><text:s text:c="2"/>if (input[i] == '*') {</text:p>
      <text:p text:style-name="Standard"><text:s text:c="4"/>i++;</text:p>
      <text:p text:style-name="Standard"><text:s text:c="4"/>F();</text:p>
      <text:p text:style-name="Standard"><text:s text:c="4"/>Tprime();</text:p>
      <text:p text:style-name="Standard"><text:s text:c="2"/>}</text:p>
      <text:p text:style-name="Standard">}</text:p>
      <text:p text:style-name="Standard">void F() {</text:p>
      <text:p text:style-name="Standard"><text:s text:c="2"/>if (isalnum(input[i])) i++;</text:p>
      <text:p text:style-name="Standard"><text:s text:c="2"/>else if (input[i] == '(') {</text:p>
      <text:p text:style-name="Standard"><text:s text:c="4"/>i++;</text:p>
      <text:p text:style-name="Standard"><text:s text:c="4"/>E();</text:p>
      <text:p text:style-name="Standard"><text:s text:c="4"/>if (input[i] == ')')</text:p>
      <text:p text:style-name="Standard"><text:s text:c="6"/>i++;</text:p>
      <text:p text:style-name="Standard"><text:s text:c="4"/>else error = 1;</text:p>
      <text:p text:style-name="Standard"><text:s text:c="2"/>} </text:p>
      <text:p text:style-name="Standard"><text:s text:c="2"/>else error = 1;</text:p>
      <text:p text:style-name="Standard"><text:soft-page-break/>}</text:p>
      <text:p text:style-name="Standard"/>
      <text:p text:style-name="Standard">void main() {</text:p>
      <text:p text:style-name="Standard"><text:s text:c="2"/></text:p>
      <text:p text:style-name="Standard"><text:s text:c="2"/>while (1)</text:p>
      <text:p text:style-name="Standard"><text:s text:c="2"/>{i = 0;</text:p>
      <text:p text:style-name="Standard"><text:s text:c="2"/>error = 0;</text:p>
      <text:p text:style-name="Standard"><text:s text:c="8"/>printf("Enter input string or 0 to terminate: ");</text:p>
      <text:p text:style-name="Standard"><text:s text:c="8"/>scanf("%s", &amp;input);</text:p>
      <text:p text:style-name="Standard"><text:s text:c="8"/>if (strcmp(input, "0") == 0){</text:p>
      <text:p text:style-name="Standard"><text:s text:c="12"/>break;</text:p>
      <text:p text:style-name="Standard"><text:s text:c="8"/>}</text:p>
      <text:p text:style-name="Standard"/>
      <text:p text:style-name="Standard"><text:s text:c="8"/>E();</text:p>
      <text:p text:style-name="Standard"><text:s text:c="8"/>if (strlen(input) == i &amp;&amp; error == 0)</text:p>
      <text:p text:style-name="Standard"><text:s text:c="16"/>printf("\nAccepted..!!!\n");</text:p>
      <text:p text:style-name="Standard"><text:s text:c="8"/>else</text:p>
      <text:p text:style-name="Standard"><text:s text:c="12"/>printf("\nRejected..!!!\n");</text:p>
      <text:p text:style-name="Standard"><text:s text:c="2"/>}</text:p>
      <text:p text:style-name="Standard"/>
      <text:p text:style-name="Standard">}</text:p>
      <text:p text:style-name="P2">OUTPUT</text:p>
      <text:p text:style-name="P3"/>
      <text:p text:style-name="P5">cs-db-22@csdb22:~/melvin/codes/exp3$ ./a.out </text:p>
      <text:p text:style-name="P5">Enter input string or 0 to terminate: i+i*i</text:p>
      <text:p text:style-name="P5">i+i*i</text:p>
      <text:p text:style-name="P5">Accepted..!!!</text:p>
      <text:p text:style-name="P5">Enter input string or 0 to terminate: (i+i)*(i+i)</text:p>
      <text:p text:style-name="P5">(i+i)*(i+i)</text:p>
      <text:p text:style-name="P5">Accepted..!!!</text:p>
      <text:p text:style-name="P5">Enter input string or 0 to terminate: i--i</text:p>
      <text:p text:style-name="P5">i--i</text:p>
      <text:p text:style-name="P5">Rejected..!!!</text:p>
      <text:p text:style-name="P5">Enter input string or 0 to terminate: ii</text:p>
      <text:p text:style-name="P5">ii</text:p>
      <text:p text:style-name="P5">Rejected..!!!</text:p>
      <text:p text:style-name="P8">Enter input string or 0 to terminate: i++</text:p>
      <text:p text:style-name="P8">i++</text:p>
      <text:p text:style-name="P8">Rejected..!!!</text:p>
      <text:p text:style-name="P8">Enter input string or 0 to terminate: 0</text:p>
      <text:p text:style-name="P8">0cs-db-22@csdb22:~/melvin/codes/exp3$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0-13T15:47:21.816829768</dc:date>
    <meta:editing-duration>PT54M12S</meta:editing-duration>
    <meta:editing-cycles>6</meta:editing-cycles>
    <meta:generator>LibreOffice/7.3.5.2$Linux_X86_64 LibreOffice_project/30$Build-2</meta:generator>
    <meta:print-date>2022-10-13T15:47:30.637220117</meta:print-date>
    <meta:document-statistic meta:table-count="0" meta:image-count="0" meta:object-count="0" meta:page-count="3" meta:paragraph-count="82" meta:word-count="198" meta:character-count="1352" meta:non-whitespace-character-count="1058"/>
  </office:meta>
</office:document-meta>
</file>